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972f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2">
      <style:table-cell-properties fo:background-color="#ff972f"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9"/>
    <style:style style:name="ce3" style:family="table-cell" style:parent-style-name="Default" style:data-style-name="N129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29">
      <style:table-cell-properties fo:background-color="#ff972f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Jacobi Method</text:p>
          </table:table-cell>
          <table:table-cell table:style-name="Default" table:number-columns-repeated="2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  <table:table-cell office:value-type="string" calcext:value-type="string">
            <text:p>Review significant fig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iteration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office:value-type="string" calcext:value-type="string">
            <text:p>Ea1 (%)</text:p>
          </table:table-cell>
          <table:table-cell table:style-name="ce1" office:value-type="string" calcext:value-type="string">
            <text:p>Ea2 (%)</text:p>
          </table:table-cell>
          <table:table-cell table:style-name="ce1" office:value-type="string" calcext:value-type="string">
            <text:p>Ea3 (%)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 table:style-name="ce1" office:value-type="float" office:value="0" calcext:value-type="float">
            <text:p>0</text:p>
          </table:table-cell>
          <table:table-cell/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([.$F$5]-[.$D$5]*[.E11]-[.$C$5]*[.D11])/([.$B$5])" office:value-type="float" office:value="-1.75" calcext:value-type="float">
            <text:p>-1.75</text:p>
          </table:table-cell>
          <table:table-cell table:formula="of:=([.$F$6]-[.$D$6]*[.E11]-[.$B$6]*[.C11])/([.$C$6])" office:value-type="float" office:value="0.8" calcext:value-type="float">
            <text:p>0.8</text:p>
          </table:table-cell>
          <table:table-cell table:style-name="ce3" table:formula="of:=([.$F$7]-[.$C$7]*[.D11]-[.$B$7]*[.C11])/([.$D$7])" office:value-type="float" office:value="1" calcext:value-type="float">
            <text:p>1.0</text:p>
          </table:table-cell>
          <table:table-cell table:formula="of:=ABS(([.C12]-[.C11])/([.C12]))*100" office:value-type="float" office:value="100" calcext:value-type="float">
            <text:p>100</text:p>
          </table:table-cell>
          <table:table-cell table:style-name="ce1" table:formula="of:=ABS(([.D12]-[.D11])/([.D12]))*100" office:value-type="float" office:value="100" calcext:value-type="float">
            <text:p>100</text:p>
          </table:table-cell>
          <table:table-cell table:style-name="ce1" table:formula="of:=ABS(([.E12]-[.E11])/([.E12]))*100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([.$F$5]-[.$D$5]*[.E12]-[.$C$5]*[.D12])/([.$B$5])" office:value-type="float" office:value="-1.9" calcext:value-type="float">
            <text:p>-1.90</text:p>
          </table:table-cell>
          <table:table-cell table:formula="of:=([.$F$6]-[.$D$6]*[.E12]-[.$B$6]*[.C12])/([.$C$6])" office:value-type="float" office:value="0.95" calcext:value-type="float">
            <text:p>1.0</text:p>
          </table:table-cell>
          <table:table-cell table:style-name="ce3" table:formula="of:=([.$F$7]-[.$C$7]*[.D12]-[.$B$7]*[.C12])/([.$D$7])" office:value-type="float" office:value="1.45" calcext:value-type="float">
            <text:p>1.5</text:p>
          </table:table-cell>
          <table:table-cell table:formula="of:=ABS(([.C13]-[.C12])/([.C13]))*100" office:value-type="float" office:value="7.89473684210526" calcext:value-type="float">
            <text:p>7.89473684210526</text:p>
          </table:table-cell>
          <table:table-cell table:style-name="ce1" table:formula="of:=ABS(([.D13]-[.D12])/([.D13]))*100" office:value-type="float" office:value="15.7894736842105" calcext:value-type="float">
            <text:p>15.7894736842105</text:p>
          </table:table-cell>
          <table:table-cell table:style-name="ce1" table:formula="of:=ABS(([.E13]-[.E12])/([.E13]))*100" office:value-type="float" office:value="31.0344827586207" calcext:value-type="float">
            <text:p>31.03448275862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([.$F$5]-[.$D$5]*[.E13]-[.$C$5]*[.D13])/([.$B$5])" office:value-type="float" office:value="-1.8625" calcext:value-type="float">
            <text:p>-1.86</text:p>
          </table:table-cell>
          <table:table-cell table:formula="of:=([.$F$6]-[.$D$6]*[.E13]-[.$B$6]*[.C13])/([.$C$6])" office:value-type="float" office:value="0.89" calcext:value-type="float">
            <text:p>0.9</text:p>
          </table:table-cell>
          <table:table-cell table:style-name="ce3" table:formula="of:=([.$F$7]-[.$C$7]*[.D13]-[.$B$7]*[.C13])/([.$D$7])" office:value-type="float" office:value="1.475" calcext:value-type="float">
            <text:p>1.5</text:p>
          </table:table-cell>
          <table:table-cell table:formula="of:=ABS(([.C14]-[.C13])/([.C14]))*100" office:value-type="float" office:value="2.01342281879194" calcext:value-type="float">
            <text:p>2.01342281879194</text:p>
          </table:table-cell>
          <table:table-cell table:style-name="ce1" table:formula="of:=ABS(([.D14]-[.D13])/([.D14]))*100" office:value-type="float" office:value="6.74157303370787" calcext:value-type="float">
            <text:p>6.74157303370787</text:p>
          </table:table-cell>
          <table:table-cell table:style-name="ce1" table:formula="of:=ABS(([.E14]-[.E13])/([.E14]))*100" office:value-type="float" office:value="1.69491525423728" calcext:value-type="float">
            <text:p>1.694915254237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([.$F$5]-[.$D$5]*[.E14]-[.$C$5]*[.D14])/([.$B$5])" office:value-type="float" office:value="-1.82625" calcext:value-type="float">
            <text:p>-1.83</text:p>
          </table:table-cell>
          <table:table-cell table:formula="of:=([.$F$6]-[.$D$6]*[.E14]-[.$B$6]*[.C14])/([.$C$6])" office:value-type="float" office:value="0.8775" calcext:value-type="float">
            <text:p>0.9</text:p>
          </table:table-cell>
          <table:table-cell table:style-name="ce3" table:formula="of:=([.$F$7]-[.$C$7]*[.D14]-[.$B$7]*[.C14])/([.$D$7])" office:value-type="float" office:value="1.4725" calcext:value-type="float">
            <text:p>1.5</text:p>
          </table:table-cell>
          <table:table-cell table:formula="of:=ABS(([.C15]-[.C14])/([.C15]))*100" office:value-type="float" office:value="1.98494182067078" calcext:value-type="float">
            <text:p>1.98494182067078</text:p>
          </table:table-cell>
          <table:table-cell table:style-name="ce1" table:formula="of:=ABS(([.D15]-[.D14])/([.D15]))*100" office:value-type="float" office:value="1.42450142450141" calcext:value-type="float">
            <text:p>1.42450142450141</text:p>
          </table:table-cell>
          <table:table-cell table:style-name="ce1" table:formula="of:=ABS(([.E15]-[.E14])/([.E15]))*100" office:value-type="float" office:value="0.169779286926976" calcext:value-type="float">
            <text:p>0.1697792869269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$F$5]-[.$D$5]*[.E15]-[.$C$5]*[.D15])/([.$B$5])" office:value-type="float" office:value="-1.820625" calcext:value-type="float">
            <text:p>-1.82</text:p>
          </table:table-cell>
          <table:table-cell table:formula="of:=([.$F$6]-[.$D$6]*[.E15]-[.$B$6]*[.C15])/([.$C$6])" office:value-type="float" office:value="0.87075" calcext:value-type="float">
            <text:p>0.9</text:p>
          </table:table-cell>
          <table:table-cell table:style-name="ce3" table:formula="of:=([.$F$7]-[.$C$7]*[.D15]-[.$B$7]*[.C15])/([.$D$7])" office:value-type="float" office:value="1.4625" calcext:value-type="float">
            <text:p>1.5</text:p>
          </table:table-cell>
          <table:table-cell table:formula="of:=ABS(([.C16]-[.C15])/([.C16]))*100" office:value-type="float" office:value="0.308959835221421" calcext:value-type="float">
            <text:p>0.308959835221421</text:p>
          </table:table-cell>
          <table:table-cell table:style-name="ce1" table:formula="of:=ABS(([.D16]-[.D15])/([.D16]))*100" office:value-type="float" office:value="0.775193798449629" calcext:value-type="float">
            <text:p>0.775193798449629</text:p>
          </table:table-cell>
          <table:table-cell table:style-name="ce1" table:formula="of:=ABS(([.E16]-[.E15])/([.E16]))*100" office:value-type="float" office:value="0.683760683760715" calcext:value-type="float">
            <text:p>0.683760683760715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8" table:formula="of:=([.$F$5]-[.$D$5]*[.E16]-[.$C$5]*[.D16])/([.$B$5])" office:value-type="float" office:value="-1.81975" calcext:value-type="float">
            <text:p>-1.82</text:p>
          </table:table-cell>
          <table:table-cell table:style-name="ce11" table:formula="of:=([.$F$6]-[.$D$6]*[.E16]-[.$B$6]*[.C16])/([.$C$6])" office:value-type="float" office:value="0.871625" calcext:value-type="float">
            <text:p>0.9</text:p>
          </table:table-cell>
          <table:table-cell table:style-name="ce11" table:formula="of:=([.$F$7]-[.$C$7]*[.D16]-[.$B$7]*[.C16])/([.$D$7])" office:value-type="float" office:value="1.46175" calcext:value-type="float">
            <text:p>1.5</text:p>
          </table:table-cell>
          <table:table-cell table:style-name="ce6" table:formula="of:=ABS(([.C17]-[.C16])/([.C17]))*100" office:value-type="float" office:value="0.0480835279571347" calcext:value-type="float">
            <text:p>0.0480835279571347</text:p>
          </table:table-cell>
          <table:table-cell table:style-name="ce6" table:formula="of:=ABS(([.D17]-[.D16])/([.D17]))*100" office:value-type="float" office:value="0.100387207801541" calcext:value-type="float">
            <text:p>0.100387207801541</text:p>
          </table:table-cell>
          <table:table-cell table:style-name="ce6" table:formula="of:=ABS(([.E17]-[.E16])/([.E17]))*100" office:value-type="float" office:value="0.0513083632631835" calcext:value-type="float">
            <text:p>0.0513083632631835</text:p>
          </table:table-cell>
          <table:table-cell/>
          <table:table-cell table:style-name="ce1" office:value-type="string" calcext:value-type="string">
            <text:p>0.05&gt;Ea1&gt;0.005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([.$F$5]-[.$D$5]*[.E17]-[.$C$5]*[.D17])/([.$B$5])" office:value-type="float" office:value="-1.820375" calcext:value-type="float">
            <text:p>-1.82</text:p>
          </table:table-cell>
          <table:table-cell table:formula="of:=([.$F$6]-[.$D$6]*[.E17]-[.$B$6]*[.C17])/([.$C$6])" office:value-type="float" office:value="0.8716" calcext:value-type="float">
            <text:p>0.9</text:p>
          </table:table-cell>
          <table:table-cell table:style-name="ce3" table:formula="of:=([.$F$7]-[.$C$7]*[.D17]-[.$B$7]*[.C17])/([.$D$7])" office:value-type="float" office:value="1.4613125" calcext:value-type="float">
            <text:p>1.5</text:p>
          </table:table-cell>
          <table:table-cell table:formula="of:=ABS(([.C18]-[.C17])/([.C18]))*100" office:value-type="float" office:value="0.0343335851129629" calcext:value-type="float">
            <text:p>0.0343335851129629</text:p>
          </table:table-cell>
          <table:table-cell table:style-name="ce1" table:formula="of:=ABS(([.D18]-[.D17])/([.D18]))*100" office:value-type="float" office:value="0.00286828820561769" calcext:value-type="float">
            <text:p>0.00286828820561769</text:p>
          </table:table-cell>
          <table:table-cell table:style-name="ce1" table:formula="of:=ABS(([.E18]-[.E17])/([.E18]))*100" office:value-type="float" office:value="0.0299388392284395" calcext:value-type="float">
            <text:p>0.0299388392284395</text:p>
          </table:table-cell>
          <table:table-cell/>
          <table:table-cell table:style-name="ce1" office:value-type="string" calcext:value-type="string">
            <text:p>0.5&gt;Ea2&gt;0.05</text:p>
          </table:table-cell>
          <table:table-cell table:style-name="ce1" office:value-type="string" calcext:value-type="string">
            <text:p>2 fig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([.$F$5]-[.$D$5]*[.E18]-[.$C$5]*[.D18])/([.$B$5])" office:value-type="float" office:value="-1.820471875" calcext:value-type="float">
            <text:p>-1.82</text:p>
          </table:table-cell>
          <table:table-cell table:formula="of:=([.$F$6]-[.$D$6]*[.E18]-[.$B$6]*[.C18])/([.$C$6])" office:value-type="float" office:value="0.8718125" calcext:value-type="float">
            <text:p>0.9</text:p>
          </table:table-cell>
          <table:table-cell table:style-name="ce3" table:formula="of:=([.$F$7]-[.$C$7]*[.D18]-[.$B$7]*[.C18])/([.$D$7])" office:value-type="float" office:value="1.461525" calcext:value-type="float">
            <text:p>1.5</text:p>
          </table:table-cell>
          <table:table-cell table:formula="of:=ABS(([.C19]-[.C18])/([.C19]))*100" office:value-type="float" office:value="0.00532142250205789" calcext:value-type="float">
            <text:p>0.00532142250205789</text:p>
          </table:table-cell>
          <table:table-cell table:style-name="ce1" table:formula="of:=ABS(([.D19]-[.D18])/([.D19]))*100" office:value-type="float" office:value="0.0243745071331474" calcext:value-type="float">
            <text:p>0.0243745071331474</text:p>
          </table:table-cell>
          <table:table-cell table:style-name="ce1" table:formula="of:=ABS(([.E19]-[.E18])/([.E19]))*100" office:value-type="float" office:value="0.0145396076016455" calcext:value-type="float">
            <text:p>0.0145396076016455</text:p>
          </table:table-cell>
          <table:table-cell/>
          <table:table-cell table:style-name="ce1" office:value-type="string" calcext:value-type="string">
            <text:p>0.5&gt;Ea2&gt;0.05</text:p>
          </table:table-cell>
          <table:table-cell table:style-name="ce1" office:value-type="string" calcext:value-type="string">
            <text:p>2 fig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([.$F$5]-[.$D$5]*[.E19]-[.$C$5]*[.D19])/([.$B$5])" office:value-type="float" office:value="-1.820525" calcext:value-type="float">
            <text:p>-1.82</text:p>
          </table:table-cell>
          <table:table-cell table:formula="of:=([.$F$6]-[.$D$6]*[.E19]-[.$B$6]*[.C19])/([.$C$6])" office:value-type="float" office:value="0.871789375" calcext:value-type="float">
            <text:p>0.9</text:p>
          </table:table-cell>
          <table:table-cell table:style-name="ce3" table:formula="of:=([.$F$7]-[.$C$7]*[.D19]-[.$B$7]*[.C19])/([.$D$7])" office:value-type="float" office:value="1.461521875" calcext:value-type="float">
            <text:p>1.5</text:p>
          </table:table-cell>
          <table:table-cell table:formula="of:=ABS(([.C20]-[.C19])/([.C20]))*100" office:value-type="float" office:value="0.00291811428022066" calcext:value-type="float">
            <text:p>0.00291811428022066</text:p>
          </table:table-cell>
          <table:table-cell table:style-name="ce1" table:formula="of:=ABS(([.D20]-[.D19])/([.D20]))*100" office:value-type="float" office:value="0.0026525902543976" calcext:value-type="float">
            <text:p>0.0026525902543976</text:p>
          </table:table-cell>
          <table:table-cell table:style-name="ce1" table:formula="of:=ABS(([.E20]-[.E19])/([.E20]))*100" office:value-type="float" office:value="0.000213818216021002" calcext:value-type="float">
            <text:p>0.000213818216021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$F$5]-[.$D$5]*[.E20]-[.$C$5]*[.D20])/([.$B$5])" office:value-type="float" office:value="-1.82051421875" calcext:value-type="float">
            <text:p>-1.82</text:p>
          </table:table-cell>
          <table:table-cell table:formula="of:=([.$F$6]-[.$D$6]*[.E20]-[.$B$6]*[.C20])/([.$C$6])" office:value-type="float" office:value="0.871800625" calcext:value-type="float">
            <text:p>0.9</text:p>
          </table:table-cell>
          <table:table-cell table:style-name="ce3" table:formula="of:=([.$F$7]-[.$C$7]*[.D20]-[.$B$7]*[.C20])/([.$D$7])" office:value-type="float" office:value="1.4615434375" calcext:value-type="float">
            <text:p>1.5</text:p>
          </table:table-cell>
          <table:table-cell table:formula="of:=ABS(([.C21]-[.C20])/([.C21]))*100" office:value-type="float" office:value="0.00059220905219142" calcext:value-type="float">
            <text:p>0.00059220905219142</text:p>
          </table:table-cell>
          <table:table-cell table:style-name="ce1" table:formula="of:=ABS(([.D21]-[.D20])/([.D21]))*100" office:value-type="float" office:value="0.00129043266056596" calcext:value-type="float">
            <text:p>0.00129043266056596</text:p>
          </table:table-cell>
          <table:table-cell table:style-name="ce1" table:formula="of:=ABS(([.E21]-[.E20])/([.E21]))*100" office:value-type="float" office:value="0.00147532392448534" calcext:value-type="float">
            <text:p>0.0014753239244853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Original Matrix</text:p>
          </table:table-cell>
          <table:table-cell table:style-name="Default" table:number-columns-repeated="2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9">00/00/0000</text:date>, <text:time style:data-style-name="N2" text:time-value="16:30:27.9993858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9T12:39:26.507525461</meta:creation-date>
    <dc:date>2024-11-29T17:01:46.523114325</dc:date>
    <meta:editing-duration>PT1H25M32S</meta:editing-duration>
    <meta:editing-cycles>26</meta:editing-cycles>
    <meta:generator>LibreOffice/24.2.6.2$Linux_X86_64 LibreOffice_project/420$Build-2</meta:generator>
    <meta:document-statistic meta:table-count="1" meta:cell-count="113" meta:object-count="0"/>
  </office:meta>
</office:document-meta>
</file>